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496" officeooo:paragraph-rsid="001a64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6:48.935780491</meta:creation-date>
    <dc:date>2020-04-02T10:46:58.574414643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